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5.681cm" table:align="left" style:writing-mode="lr-tb"/>
    </style:style>
    <style:style style:name="Tableau1.A" style:family="table-column">
      <style:table-column-properties style:column-width="10.497cm"/>
    </style:style>
    <style:style style:name="Tableau1.B" style:family="table-column">
      <style:table-column-properties style:column-width="5.18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padding="0.049cm" fo:border="0.06pt solid #000000" style:shadow="none"/>
      <style:text-properties style:font-name="Courier 10 Pitch1"/>
    </style:style>
    <style:style style:name="P2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47cm" fo:margin-right="0cm" fo:text-align="start" style:justify-single-word="false" fo:text-indent="-0.016cm" style:auto-text-indent="false">
        <style:tab-stops/>
      </style:paragraph-properties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1e11c6" officeooo:paragraph-rsid="001e11c6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e11c6" officeooo:paragraph-rsid="001e11c6" style:font-size-asian="12pt" style:font-weight-asian="bold" style:font-size-complex="12pt" style:font-weight-complex="bold"/>
    </style:style>
    <style:style style:name="P10" style:family="paragraph" style:parent-style-name="Heading" style:master-page-name="Standard">
      <loext:graphic-properties draw:fill="solid" draw:fill-color="#ffcc99" draw:opacity="100%"/>
      <style:paragraph-properties fo:text-align="center" style:justify-single-word="false" style:page-number="auto" fo:break-before="auto" fo:break-after="auto" fo:background-color="#ffcc99" fo:padding="0.049cm" fo:border="0.06pt solid #000000" style:shadow="none"/>
    </style:style>
    <style:style style:name="P11" style:family="paragraph" style:parent-style-name="Text_20_body" style:list-style-name="L1">
      <style:paragraph-properties fo:margin-left="2.498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12" style:family="paragraph" style:parent-style-name="Text_20_body" style:list-style-name="L2">
      <style:paragraph-properties fo:margin-left="2.498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13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 style:shadow="none"/>
      <style:text-properties style:font-name="Courier" fo:font-size="12pt" fo:font-weight="bold" officeooo:rsid="002107b5" officeooo:paragraph-rsid="002107b5" style:font-size-asian="12pt" style:font-weight-asian="bold" style:font-size-complex="12pt" style:font-weight-complex="bold"/>
    </style:style>
    <style:style style:name="P14" style:family="paragraph" style:parent-style-name="Heading_20_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OpenSymbol1" style:font-name-asian="OpenSymbol1" style:font-name-complex="OpenSymbol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d sockets</text:p>
      <text:p text:style-name="P7">Tous les programmes sont à faire en C sous LINUX.</text:p>
      <text:h text:style-name="Heading_20_1" text:outline-level="1">Ecriture de clients/serveurs UDPs.</text:h>
      <text:list xml:id="list4214732011936368118" text:style-name="L1">
        <text:list-item>
          <text:p text:style-name="P11">Ecrivez des clients/serveurs UDP qui: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client</text:p>
          </table:table-cell>
          <table:table-cell table:style-name="Tableau1.B1" office:value-type="string">
            <text:p text:style-name="P5">serveur</text:p>
          </table:table-cell>
        </table:table-row>
        <table:table-row>
          <table:table-cell table:style-name="Tableau1.A2" office:value-type="string">
            <text:p text:style-name="P4">envoie un entier <text:span text:style-name="T2">⇨</text:span></text:p>
            <text:p text:style-name="P4"/>
            <text:p text:style-name="P4"/>
            <text:p text:style-name="P4">affiche ce que le serveur a envoyé</text:p>
          </table:table-cell>
          <table:table-cell table:style-name="Tableau1.B2" office:value-type="string">
            <text:p text:style-name="P4"/>
            <text:p text:style-name="P4"><text:s text:c="7"/>affiche l'entier reçu</text:p>
            <text:p text:style-name="P4"><text:span text:style-name="T2">⇦ </text:span>envoie l'inverse de l'entier</text:p>
          </table:table-cell>
        </table:table-row>
        <table:table-row>
          <table:table-cell table:style-name="Tableau1.A2" office:value-type="string">
            <text:p text:style-name="P4">idem avec un réel</text:p>
          </table:table-cell>
          <table:table-cell table:style-name="Tableau1.B2" office:value-type="string">
            <text:p text:style-name="P4">idem avec un réel</text:p>
          </table:table-cell>
        </table:table-row>
        <table:table-row>
          <table:table-cell table:style-name="Tableau1.A2" office:value-type="string">
            <text:p text:style-name="P4">envoi d'une structure de type datePerso (correctement initialisée)<text:span text:style-name="T2">⇨</text:span></text:p>
          </table:table-cell>
          <table:table-cell table:style-name="Tableau1.B2" office:value-type="string">
            <text:p text:style-name="P4"/>
            <text:p text:style-name="P4">affiche les éléments de la date</text:p>
          </table:table-cell>
        </table:table-row>
      </table:table>
      <text:p text:style-name="P7">Voici la définition du type <text:span text:style-name="T1">datePerso</text:span>:</text:p>
      <text:p text:style-name="P1">typedef struct{</text:p>
      <text:p text:style-name="P1"><text:tab/>unsigned char jour;</text:p>
      <text:p text:style-name="P1"><text:tab/>unsigned char mois;</text:p>
      <text:p text:style-name="P1"><text:tab/>unsigned short int annee;</text:p>
      <text:p text:style-name="P1"><text:tab/>char jourDeLaSemaine[10];<text:tab/>// le jour en toute lettre</text:p>
      <text:p text:style-name="P1">}datePerso;</text:p>
      <text:p text:style-name="P6"/>
      <text:p text:style-name="P7">Il existe des serveurs de test sur la machine prof de la salle de TP (l'adresse est à demander à l'enseignant).</text:p>
      <text:p text:style-name="P7">Les ports utilisés sont respectivement 2222, 3333 et 4444.</text:p>
      <text:list xml:id="list8292371732747756366" text:style-name="L2">
        <text:list-item>
          <text:p text:style-name="P12">Ecrivez les serveurs UDP effectuant les opérations décrites dans l'exercice précédent.</text:p>
        </text:list-item>
        <text:list-item>
          <text:p text:style-name="P12">Quelles options de la commande <text:span text:style-name="T1">netstat</text:span> permettent de savoir quels ports sont disponibles ?</text:p>
        </text:list-item>
        <text:list-item>
          <text:p text:style-name="P12">Vous testerez votre serveur avec le client de votre voisin.</text:p>
        </text:list-item>
      </text:list>
      <text:p text:style-name="P6"/>
      <text:h text:style-name="P14" text:outline-level="1">Ecriture de clients/serveurs TCPs.</text:h>
      <text:p text:style-name="P3">Mêmes questions que pour UDP, mais en TCP.</text:p>
      <text:p text:style-name="P3"/>
      <text:p text:style-name="P2">Les ports des serveurs de test sont 5555,6666 et 7777</text:p>
      <text:p text:style-name="P6"/>
      <text:p text:style-name="P6"/>
      <text:p text:style-name="P9">Rappel :</text:p>
      <text:p text:style-name="P8">Sous LINUX, afin d'obtenir l'adresse IP de votre poste, il faut tapez en ligne de commande ;</text:p>
      <text:p text:style-name="P13">ip 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Courier 10 Pitch1" svg:font-family="'Courier 10 Pitch'" style:font-pitch="fixed"/>
    <style:font-face style:name="Courier 10 Pitch" svg:font-family="'Courier 10 Pitch'" style:font-adornments="Normal" style:font-pitch="fixed"/>
    <style:font-face style:name="Courier" svg:font-family="Courie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xemple" style:family="paragraph" style:parent-style-name="Standard" style:class="text">
      <loext:graphic-properties draw:fill="solid" draw:fill-color="#e6e6ff" draw:opacity="100%"/>
      <style:paragraph-properties fo:background-color="#e6e6ff" fo:padding="0.049cm" fo:border="0.06pt solid #000000" style:shadow="none"/>
    </style:style>
    <style:style style:name="Titre_20_chapitre" style:display-name="Titre chapitre" style:family="paragraph" style:parent-style-name="Standard" style:next-style-name="Standard">
      <style:paragraph-properties fo:margin-left="0cm" fo:margin-right="0cm" fo:margin-top="1.058cm" fo:margin-bottom="1.058cm" loext:contextual-spacing="false" fo:text-align="center" style:justify-single-word="false" fo:keep-together="always" fo:text-indent="0cm" style:auto-text-indent="false" fo:keep-with-next="always"/>
      <style:text-properties fo:text-transform="uppercase" style:font-name="Arial" fo:font-family="Arial" style:font-family-generic="swiss" style:font-pitch="variable" fo:font-size="16pt" fo:font-weight="bold" style:letter-kerning="true" style:font-size-asian="16pt" style:font-weight-asian="bold"/>
    </style:style>
    <style:style style:name="codeSource" style:family="paragraph" style:parent-style-name="Standard" style:class="text">
      <style:paragraph-properties fo:padding="0.049cm" fo:border="0.06pt solid #000000" style:shadow="#808080 0.18cm 0.18cm"/>
      <style:text-properties style:font-name="Courier 10 Pitch" fo:font-family="'Courier 10 Pitch'" style:font-style-name="Normal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MonModeleTDTP</dc:title>
    <meta:creation-date>2010-09-05T13:06:20</meta:creation-date>
    <dc:language>en-US</dc:language>
    <meta:editing-cycles>15</meta:editing-cycles>
    <meta:editing-duration>PT5H40S</meta:editing-duration>
    <dc:date>2017-10-16T16:26:53.277370345</dc:date>
    <meta:document-statistic meta:table-count="1" meta:image-count="0" meta:object-count="0" meta:page-count="1" meta:paragraph-count="32" meta:word-count="205" meta:character-count="1215" meta:non-whitespace-character-count="1037"/>
    <meta:user-defined meta:name="Info 1"/>
    <meta:user-defined meta:name="Info 2"/>
    <meta:user-defined meta:name="Info 3"/>
    <meta:user-defined meta:name="Info 4"/>
    <meta:template xlink:type="simple" xlink:actuate="onRequest" xlink:title="MonModeleTDTP" xlink:href="../../../../../.openoffice.org/3/user/template/MonModeleTDTP.ott" meta:date="2010-09-05T13:06:20"/>
  </office:meta>
</office:document-meta>
</file>